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62.65pt" fo:break-before="auto" style:use-optimal-row-height="false"/>
    </style:style>
    <style:style style:name="ro14" style:family="table-row">
      <style:table-row-properties style:row-height="108.6pt" fo:break-before="auto" style:use-optimal-row-height="false"/>
    </style:style>
    <style:style style:name="ro15" style:family="table-row">
      <style:table-row-properties style:row-height="52.21pt" fo:break-before="auto" style:use-optimal-row-height="false"/>
    </style:style>
    <style:style style:name="ro1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23">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0"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7"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7-1</text:p>
          </table:table-cell>
          <table:table-cell office:value-type="string" calcext:value-type="string">
            <text:p>S17-3</text:p>
          </table:table-cell>
          <table:table-cell table:number-columns-repeated="1012"/>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9]" office:value-type="string" office:string-value="AreYouAliveCmd" calcext:value-type="string">
            <text:p>AreYouAliveCmd</text:p>
          </table:table-cell>
          <table:table-cell table:formula="of:=[PusExtensionServices.F51]" office:value-type="string" office:string-value="OnBoardConnectCmd" calcext:value-type="string">
            <text:p>OnBoardConnectCmd</text:p>
          </table:table-cell>
          <table:table-cell table:number-columns-repeated="1012"/>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table:formula="of:=&quot;Command (17,1) to &quot; &amp; [PusExtensionServices.E49]" office:value-type="string" office:string-value="Command (17,1) to Perform Are-You-Alive Connection Test" calcext:value-type="string">
            <text:p>Command (17,1) to Perform Are-You-Alive Connection Test</text:p>
          </table:table-cell>
          <table:table-cell table:formula="of:=&quot;Command (17,1) to &quot; &amp; [PusExtensionServices.E51]" office:value-type="string" office:string-value="Command (17,1) to Perform On-Board Connection Test" calcext:value-type="string">
            <text:p>Command (17,1) to Perform On-Board Connection Test</text:p>
          </table:table-cell>
          <table:table-cell table:number-columns-repeated="1012"/>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s 8.5.2.5 of [PS-SP]</text:p>
          </table:table-cell>
          <table:table-cell table:style-name="ce2" office:value-type="string" calcext:value-type="string">
            <text:p>List of EIDs to be disabled with a layout as in clauses 8.5.2.6 of [PS-SP]</text:p>
          </table:table-cell>
          <table:table-cell table:number-columns-repeated="2"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2"/>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9" table:style-name="ce2" office:value-type="string" calcext:value-type="string">
            <text:p>None</text:p>
          </table:table-cell>
          <table:table-cell table:number-columns-repeated="1012"/>
        </table:table-row>
        <table:table-row table:style-name="ro1">
          <table:table-cell office:value-type="string" calcext:value-type="string">
            <text:p>Ready Check</text:p>
          </table:table-cell>
          <table:table-cell table:number-columns-repeated="11" table:style-name="ce2" office:value-type="string" calcext:value-type="string">
            <text:p>Return “command is ready'</text:p>
          </table:table-cell>
          <table:table-cell table:number-columns-repeated="1012"/>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2"/>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4"/>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4"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2"/>
        </table:table-row>
        <table:table-row table:style-name="ro1">
          <table:table-cell table:style-name="ce2" office:value-type="string" calcext:value-type="string">
            <text:p>Abort Action</text:p>
          </table:table-cell>
          <table:table-cell table:number-columns-repeated="11" table:style-name="ce2" office:value-type="string" calcext:value-type="string">
            <text:p>Do nothing</text:p>
          </table:table-cell>
          <table:table-cell table:number-columns-repeated="1012"/>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5" table:style-name="ce2" office:value-type="string" calcext:value-type="string">
            <text:p>Do nothing (no progress reports are generated by this command)</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5"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4"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table:number-columns-repeated="2"/>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9"/>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39]" office:value-type="string" office:string-value="LptDownFirstRep" calcext:value-type="string">
            <text:p>LptDownFirstRep</text:p>
          </table:table-cell>
          <table:table-cell table:style-name="ce1" table:number-columns-repeated="2"/>
          <table:table-cell table:style-name="ce1" table:formula="of:=[PusExtensionServices.F50]" office:value-type="string" office:string-value="AreYouAliveRep" calcext:value-type="string">
            <text:p>AreYouAliveRep</text:p>
          </table:table-cell>
          <table:table-cell table:style-name="ce1" table:formula="of:=[PusExtensionServices.F52]" office:value-type="string" office:string-value="OnBoardConnectRep" calcext:value-type="string">
            <text:p>OnBoardConnectRep</text:p>
          </table:table-cell>
          <table:table-cell table:style-name="ce1" table:number-columns-repeated="18"/>
          <table:table-cell table:number-columns-repeated="994"/>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39]" office:value-type="string" office:string-value="First Downlink Part Report" calcext:value-type="string">
            <text:p>First Downlink Part Report</text:p>
          </table:table-cell>
          <table:table-cell table:style-name="ce1" table:number-columns-repeated="2"/>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9"/>
        </table:table-row>
        <table:table-row table:style-name="ro12">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s 8.5.2.8 of [PS-SP]</text:p>
          </table:table-cell>
          <table:table-cell table:number-columns-repeated="3"/>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4"/>
        </table:table-row>
        <table:table-row table:style-name="ro6">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office:value-type="string" calcext:value-type="string">
            <text:p>None</text:p>
          </table:table-cell>
          <table:table-cell table:number-columns-repeated="3"/>
          <table:table-cell table:number-columns-repeated="2" table:style-name="ce1" office:value-type="string" calcext:value-type="string">
            <text:p>None</text:p>
          </table:table-cell>
          <table:table-cell table:style-name="ce1" table:number-columns-repeated="18"/>
          <table:table-cell table:number-columns-repeated="994"/>
        </table:table-row>
        <table:table-row table:style-name="ro6">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table:number-columns-repeated="3"/>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4"/>
        </table:table-row>
        <table:table-row table:style-name="ro13">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3"/>
          <table:table-cell table:number-columns-repeated="2" office:value-type="string" calcext:value-type="string">
            <text:p>Report is always enabled</text:p>
          </table:table-cell>
          <table:table-cell table:style-name="ce1" table:number-columns-repeated="18"/>
          <table:table-cell table:number-columns-repeated="994"/>
        </table:table-row>
        <table:table-row table:style-name="ro14">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3" office:value-type="string" calcext:value-type="string">
            <text:p>Report is always ready</text:p>
          </table:table-cell>
          <table:table-cell table:number-columns-repeated="3"/>
          <table:table-cell table:number-columns-repeated="2" office:value-type="string" calcext:value-type="string">
            <text:p>Report is always ready</text:p>
          </table:table-cell>
          <table:table-cell table:style-name="ce1" table:number-columns-repeated="18"/>
          <table:table-cell table:number-columns-repeated="994"/>
        </table:table-row>
        <table:table-row table:style-name="ro15">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3" office:value-type="string" calcext:value-type="string">
            <text:p>Report is never repeated</text:p>
          </table:table-cell>
          <table:table-cell table:number-columns-repeated="3"/>
          <table:table-cell table:number-columns-repeated="2" office:value-type="string" calcext:value-type="string">
            <text:p>Report is never repeated</text:p>
          </table:table-cell>
          <table:table-cell table:style-name="ce1" table:number-columns-repeated="18"/>
          <table:table-cell table:number-columns-repeated="994"/>
        </table:table-row>
        <table:table-row table:style-name="ro16">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table:number-columns-repeated="3"/>
          <table:table-cell table:number-columns-repeated="2" table:style-name="ce1" office:value-type="string" calcext:value-type="string">
            <text:p>No action</text:p>
          </table:table-cell>
          <table:table-cell table:style-name="ce1" table:number-columns-repeated="18"/>
          <table:table-cell table:number-columns-repeated="994"/>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2:51:18.857352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6T00:20:07.171997730</dc:date>
    <meta:editing-duration>P22DT7H52M44S</meta:editing-duration>
    <meta:editing-cycles>352</meta:editing-cycles>
    <meta:document-statistic meta:table-count="3" meta:cell-count="481"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